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officeooo:rsid="0006d484" officeooo:paragraph-rsid="0006d484"/>
    </style:style>
    <style:style style:name="P2" style:family="paragraph" style:parent-style-name="Standard">
      <style:paragraph-properties fo:text-align="center" style:justify-single-word="false"/>
      <style:text-properties fo:font-weight="bold" officeooo:rsid="0006d484" officeooo:paragraph-rsid="0006d484" style:font-weight-asian="bold" style:font-weight-complex="bold"/>
    </style:style>
    <style:style style:name="P3" style:family="paragraph" style:parent-style-name="Standard">
      <style:paragraph-properties fo:line-height="100%" fo:text-align="justify" style:justify-single-word="false"/>
      <style:text-properties fo:language="es" fo:country="CO" officeooo:rsid="0006d484" officeooo:paragraph-rsid="0006d484"/>
    </style:style>
    <style:style style:name="P4" style:family="paragraph" style:parent-style-name="Standard">
      <style:paragraph-properties fo:text-align="justify" style:justify-single-word="false"/>
      <style:text-properties fo:language="es" fo:country="CO" officeooo:paragraph-rsid="0006d484"/>
    </style:style>
    <style:style style:name="P5" style:family="paragraph" style:parent-style-name="Standard">
      <style:paragraph-properties fo:text-align="justify" style:justify-single-word="false"/>
      <style:text-properties fo:language="es" fo:country="CO" fo:font-weight="bold" officeooo:rsid="0006d484" officeooo:paragraph-rsid="0006d484" style:font-weight-asian="bold" style:font-weight-complex="bold"/>
    </style:style>
    <style:style style:name="P6" style:family="paragraph" style:parent-style-name="Standard">
      <style:paragraph-properties fo:line-height="100%" fo:text-align="justify" style:justify-single-word="false"/>
      <style:text-properties fo:language="es" fo:country="CO" fo:font-weight="bold" officeooo:rsid="0006d484" officeooo:paragraph-rsid="0006d484" style:font-weight-asian="bold" style:font-weight-complex="bold"/>
    </style:style>
    <style:style style:name="P7" style:family="paragraph" style:parent-style-name="Standard">
      <style:paragraph-properties fo:line-height="100%" fo:text-align="justify" style:justify-single-word="false"/>
      <style:text-properties fo:language="es" fo:country="CO" fo:font-weight="normal" officeooo:rsid="0006d484" officeooo:paragraph-rsid="0006d484" style:font-weight-asian="normal" style:font-weight-complex="normal"/>
    </style:style>
    <style:style style:name="P8" style:family="paragraph" style:parent-style-name="Standard">
      <style:paragraph-properties fo:text-align="justify" style:justify-single-word="false"/>
      <style:text-properties fo:language="es" fo:country="CO" fo:font-weight="normal" officeooo:rsid="00098e7a" officeooo:paragraph-rsid="00098e7a" style:font-weight-asian="normal" style:font-weight-complex="normal"/>
    </style:style>
    <style:style style:name="P9" style:family="paragraph" style:parent-style-name="Standard">
      <style:paragraph-properties fo:text-align="justify" style:justify-single-word="false"/>
      <style:text-properties officeooo:paragraph-rsid="0006d484"/>
    </style:style>
    <style:style style:name="P10" style:family="paragraph" style:parent-style-name="Text_20_body">
      <style:paragraph-properties fo:line-height="100%" fo:text-align="justify" style:justify-single-word="false"/>
      <style:text-properties fo:language="es" fo:country="CO" fo:font-weight="bold" officeooo:rsid="0006d484" officeooo:paragraph-rsid="0006d484" style:font-weight-asian="bold" style:font-weight-complex="bold"/>
    </style:style>
    <style:style style:name="P11" style:family="paragraph" style:parent-style-name="Text_20_body" style:list-style-name="L2">
      <style:paragraph-properties fo:line-height="100%" fo:text-align="justify" style:justify-single-word="false"/>
      <style:text-properties fo:language="es" fo:country="CO" fo:font-weight="bold" officeooo:rsid="000bb74e" officeooo:paragraph-rsid="000bb74e" style:font-weight-asian="bold" style:font-weight-complex="bold"/>
    </style:style>
    <style:style style:name="P12" style:family="paragraph" style:parent-style-name="Text_20_body">
      <style:paragraph-properties fo:line-height="100%" fo:text-align="justify" style:justify-single-word="false"/>
      <style:text-properties fo:language="es" fo:country="CO"/>
    </style:style>
    <style:style style:name="P13" style:family="paragraph" style:parent-style-name="Text_20_body">
      <style:paragraph-properties fo:line-height="100%" fo:text-align="justify" style:justify-single-word="false"/>
      <style:text-properties fo:language="es" fo:country="CO" fo:font-weight="normal" officeooo:rsid="00098e7a" officeooo:paragraph-rsid="00098e7a" style:font-weight-asian="normal" style:font-weight-complex="normal"/>
    </style:style>
    <style:style style:name="P14" style:family="paragraph" style:parent-style-name="Text_20_body">
      <style:paragraph-properties fo:line-height="100%" fo:text-align="justify" style:justify-single-word="false"/>
      <style:text-properties fo:language="es" fo:country="CO" fo:font-weight="normal" style:font-weight-asian="normal" style:font-weight-complex="normal"/>
    </style:style>
    <style:style style:name="P15" style:family="paragraph" style:parent-style-name="Text_20_body" style:list-style-name="L2">
      <style:paragraph-properties fo:line-height="100%" fo:text-align="justify" style:justify-single-word="false"/>
      <style:text-properties fo:language="es" fo:country="CO" officeooo:rsid="000a3afc" officeooo:paragraph-rsid="000a3afc"/>
    </style:style>
    <style:style style:name="P16" style:family="paragraph" style:parent-style-name="Text_20_body">
      <style:paragraph-properties fo:line-height="100%" fo:text-align="justify" style:justify-single-word="false"/>
    </style:style>
    <style:style style:name="T1" style:family="text">
      <style:text-properties officeooo:rsid="0006d484"/>
    </style:style>
    <style:style style:name="T2" style:family="text">
      <style:text-properties fo:language="es" fo:country="ES"/>
    </style:style>
    <style:style style:name="T3" style:family="text">
      <style:text-properties fo:language="es" fo:country="CO"/>
    </style:style>
    <style:style style:name="T4" style:family="text">
      <style:text-properties fo:language="es" fo:country="CO" officeooo:rsid="0006d484"/>
    </style:style>
    <style:style style:name="T5" style:family="text">
      <style:text-properties fo:language="es" fo:country="CO" fo:font-weight="normal" style:font-weight-asian="normal" style:font-weight-complex="normal"/>
    </style:style>
    <style:style style:name="T6" style:family="text">
      <style:text-properties fo:language="es" fo:country="CO" fo:font-weight="normal" officeooo:rsid="000bb74e" style:font-weight-asian="normal" style:font-weight-complex="normal"/>
    </style:style>
    <style:style style:name="T7" style:family="text">
      <style:text-properties fo:language="es" fo:country="CO" fo:font-style="italic" style:font-style-asian="italic" style:font-style-complex="italic"/>
    </style:style>
    <style:style style:name="T8" style:family="text">
      <style:text-properties fo:language="es" fo:country="CO" fo:font-style="italic" fo:font-weight="normal" style:font-style-asian="italic" style:font-weight-asian="normal" style:font-style-complex="italic" style:font-weight-complex="normal"/>
    </style:style>
    <style:style style:name="T9" style:family="text">
      <style:text-properties fo:language="es" fo:country="CO" fo:font-style="italic" fo:font-weight="normal" officeooo:rsid="000bb74e" style:font-style-asian="italic" style:font-weight-asian="normal" style:font-style-complex="italic" style:font-weight-complex="normal"/>
    </style:style>
    <style:style style:name="T10" style:family="text">
      <style:text-properties fo:language="es" fo:country="CO" officeooo:rsid="000a3afc"/>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weight="normal" style:font-weight-asian="normal" style:font-weight-complex="normal"/>
    </style:style>
    <style:style style:name="T16" style:family="text">
      <style:text-properties fo:font-weight="bold" style:font-weight-asian="bold" style:font-weight-complex="bold"/>
    </style:style>
    <style:style style:name="T17" style:family="text">
      <style:text-properties officeooo:rsid="0008c244"/>
    </style:style>
    <style:style style:name="T18" style:family="text">
      <style:text-properties officeooo:rsid="000bb74e"/>
    </style:style>
    <style:style style:name="T19" style:family="text">
      <style:text-properties officeooo:rsid="000da3a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icolas <text:span text:style-name="T2">Rozo</text:span> Fajardo - <text:span text:style-name="T19">202112920</text:span></text:p>
      <text:p text:style-name="P9"><text:span text:style-name="T1">Nicolas </text:span><text:span text:style-name="T4">Bedoya</text:span><text:span text:style-name="T1"> Figueroa - </text:span><text:span text:style-name="T19">202212100</text:span></text:p>
      <text:p text:style-name="P9"/>
      <text:p text:style-name="P2">INFORME DE IMPLEMENTACIÓN – TAREA 1</text:p>
      <text:p text:style-name="P4"/>
      <text:p text:style-name="P3">En este informe se presenta un resumen de las implementaciones realizadas en los <text:span text:style-name="T13">notebooks</text:span>, cuyo propósito fue explorar y aplicar diferentes técnicas de recuperación de información, así como evaluar su rendimiento mediante métricas clásicas del área. Cada <text:span text:style-name="T13">notebook</text:span> se enfoca en un componente específico del proceso, que abarca desde la definición de las métricas de evaluación hasta la implementación de dos enfoques distintos de recuperación de información. En uno de estos casos, se contrasta la implementación propia con la realizada a través de la librería <text:span text:style-name="T13">GESIM</text:span>. Finalmente, el informe incluye las respuestas a todas las preguntas planteadas en el enunciado de la actividad.</text:p>
      <text:p text:style-name="P3"/>
      <text:p text:style-name="P6">1. MÉTRICAS DE EVALUACIÓN PARA RECUPERACIÓN DE INFORMACIÓN</text:p>
      <text:p text:style-name="P6"/>
      <text:p text:style-name="P7"><text:span text:style-name="T13">Este notebook se centró en la implementación de métricas destinadas a evaluar el desempeño de los sistemas de recuperación de información desarrollados en etapas posteriores. Se incluyeron métricas clásicas como </text:span><text:span text:style-name="Emphasis">precision</text:span><text:span text:style-name="T13"> y </text:span><text:span text:style-name="Emphasis">recall</text:span><text:span text:style-name="T13">, junto con métricas orientadas al ranking de resultados, entre ellas </text:span><text:span text:style-name="Emphasis">Mean Average Precision (MAP)</text:span><text:span text:style-name="T13">, </text:span><text:span text:style-name="Emphasis">Discounted Cumulative Gain (DCG)</text:span><text:span text:style-name="T13"> y </text:span><text:span text:style-name="Emphasis">Normalized Discounted Cumulative Gain (NDCG)</text:span><text:span text:style-name="T13">. Todas las métricas fueron implementadas utilizando </text:span><text:span text:style-name="Strong_20_Emphasis"><text:span text:style-name="T14">NumPy</text:span></text:span><text:span text:style-name="T13"> y, en algunos casos, se desarrollaron también sus variantes restringidas a un rango </text:span><text:span text:style-name="Emphasis">k</text:span><text:span text:style-name="T13">. Además, cada métrica cuenta con ejemplos de ejecución claros, diseñados para ilustrar los valores obtenidos en escenarios de prueba y los parámetros necesarios para su correcta aplicación. Finalmente, se tiparon rigurosamente los argumentos y retornos de las funciones mediante la librería de tipado de Python, con el fin de especificar de manera precisa los tipos de datos esperados.</text:span></text:p>
      <text:p text:style-name="P5"/>
      <text:p text:style-name="P5">2. RECUPERACIÓN POR BÚSQUEDA BINARIA USANDO ÍNDICE INVERTIDO</text:p>
      <text:p text:style-name="P5"/>
      <text:p text:style-name="P10"><text:span text:style-name="T15">Este notebook se enfocó en la implementación de un </text:span><text:span text:style-name="Strong_20_Emphasis"><text:span text:style-name="T15">índice invertido</text:span></text:span><text:span text:style-name="T15"> para realizar la recuperación de documentos mediante consultas booleanas (</text:span><text:span text:style-name="Emphasis"><text:span text:style-name="T15">AND</text:span></text:span><text:span text:style-name="T15"> y </text:span><text:span text:style-name="Emphasis"><text:span text:style-name="T15">NOT</text:span></text:span><text:span text:style-name="T15">). Inicialmente, se diseñó la estrategia de procesamiento de los documentos, que consiste en concatenar el título con su contenido, </text:span><text:span text:style-name="T12">tokenizar</text:span><text:span text:style-name="T15"> a nivel de palabra respetando abreviaturas, palabras con guiones internos, monedas, porcentajes, números y puntos suspensivos, y tratar los signos de puntuación como </text:span><text:span text:style-name="T12">tokens</text:span><text:span text:style-name="T15"> separados. Los </text:span><text:span text:style-name="T12">tokens</text:span><text:span text:style-name="T15"> resultantes se normalizan, se eliminan las palabras de parada y se aplica </text:span><text:span text:style-name="T12">stemming</text:span><text:span text:style-name="T15"> para reducir el tamaño del vocabulario. Tanto las palabras de parada como la estrategia de </text:span><text:span text:style-name="T12">stemming</text:span><text:span text:style-name="T15"> se implementan usando la biblioteca </text:span><text:span text:style-name="Strong_20_Emphasis"><text:span text:style-name="T15">NLTK</text:span></text:span><text:span text:style-name="T15">, guardando localmente el archivo de palabras de parada para evitar descargas recurrentes.</text:span></text:p>
      <text:p text:style-name="P16"><text:span text:style-name="T3">A continuación, se </text:span><text:span text:style-name="T7">tokenizan</text:span><text:span text:style-name="T3"> todos los documentos y se construye el índice invertido utilizando listas y diccionarios de Python. Cada </text:span><text:span text:style-name="T7">token</text:span><text:span text:style-name="T3"> del vocabulario genera una entrada que contiene el número de documentos en los que aparece y la lista de dichos documentos, ordenada de menor a mayor. Con el índice creado, se desarrollan los algoritmos de combinación para consultas </text:span><text:span text:style-name="Emphasis"><text:span text:style-name="T3">AND</text:span></text:span><text:span text:style-name="T3"> y </text:span><text:span text:style-name="Emphasis"><text:span text:style-name="T3">NOT</text:span></text:span><text:span text:style-name="T3">, así como una función encargada de ejecutar consultas mediante una pila que controla los resultados intermedios. Para facilitar la ejecución, también se implementa una función que recibe el texto de la consulta, lo preprocesa y lo convierte en un arreglo en </text:span><text:span text:style-name="Strong_20_Emphasis"><text:span text:style-name="T5">notación postfija (RPN)</text:span></text:span><text:span text:style-name="T5">.</text:span></text:p>
      <text:p text:style-name="P12">Finalmente, se evalúan todas las consultas proporcionadas en el enunciado y los resultados se almacenan automáticamente en la carpeta de resultados, indicando para cada consulta los documentos recuperados por el sistema <text:span text:style-name="T17">en el formato solicitado en el enunciado</text:span>.</text:p>
      <text:p text:style-name="P5"><text:soft-page-break/></text:p>
      <text:p text:style-name="P5">3. RECUPERACIÓN RANQUEADA Y VECTORIZACIÓN DE DOCUMENTOS</text:p>
      <text:p text:style-name="P8"/>
      <text:p text:style-name="P13">Este notebook se centró en la <text:span text:style-name="Strong_20_Emphasis"><text:span text:style-name="T15">implementación de la estrategia de recuperación de documentos basada en vectorización y ranking mediante TF-IDF</text:span></text:span>. Inicialmente, se reutilizaron las funciones de preprocesamiento y construcción del índice invertido, ya que estos pasos son necesarios tanto para la recuperación booleana como para la vectorial. A continuación, se diseñó la estrategia de vectorización: primero se calcula la frecuencia de cada <text:span text:style-name="T11">token</text:span> en la colección de documentos, y luego, utilizando tanto estas frecuencias como la información del índice invertido (frecuencia de documentos por <text:span text:style-name="T11">token</text:span>), se construyen los vectores <text:span text:style-name="Strong_20_Emphasis"><text:span text:style-name="T15">TF-IDF</text:span></text:span> para cada documento. Dado que los vectores TF-IDF suelen ser dispersos, cada vector se representa mediante un diccionario que solo incluye los términos presentes en el documento, optimizando así el uso de memoria y evitando sobrecargas.</text:p>
      <text:p text:style-name="P16"><text:span text:style-name="T3">Posteriormente, se definió la función de </text:span><text:span text:style-name="Strong_20_Emphasis"><text:span text:style-name="T5">similitud coseno</text:span></text:span><text:span text:style-name="T3">, que aprovecha el acceso en tiempo constante a las llaves del diccionario para calcular eficientemente el producto punto entre </text:span><text:span text:style-name="T10">la ponderación de los</text:span><text:span text:style-name="T3"> </text:span><text:span text:style-name="T7">tokens</text:span><text:span text:style-name="T3"> compartidos </text:span><text:span text:style-name="T10">entre los dos vectores que se están comparando</text:span><text:span text:style-name="T3">. Para evitar re calcular los vectores TF-IDF de los documentos en cada consulta, se construyó un índice donde la clave es el identificador del documento y el valor es su vector TF-IDF, lo que permite una recuperación rápida durante la ejecución de consultas.</text:span></text:p>
      <text:p text:style-name="P16"><text:span text:style-name="T3">Con estas funciones implementadas, se procesaron las consultas de prueba generando para cada una su vector TF-IDF en el mismo espacio vectorial que los documentos. Se manejaron correctamente los términos fuera del vocabulario, y los resultados se almacenaron en orden descendente de similitud en el archivo de resultados. Finalmente, utilizando los documentos relevantes clasificados por expertos, se calcularon las métricas de evaluación de cada consulta, incluyendo </text:span><text:span text:style-name="Strong_20_Emphasis"><text:span text:style-name="T8">MAP</text:span></text:span><text:span text:style-name="T3"> para evaluar el rendimiento general del sistema.</text:span></text:p>
      <text:list xml:id="list1593764699" text:style-name="L2">
        <text:list-item>
          <text:p text:style-name="P11">¿La implementación realizada es eficiente? ¿Por qué si, por qué no?</text:p>
          <text:p text:style-name="P15">En lo que respecta a la eficiencia del enfoque, el sistema es razonablemente eficiente para colecciones de tamaño moderado, ya que los vectores se representan de forma dispersa y el cálculo de la similitud coseno solo considera los <text:span text:style-name="T11">tokens</text:span> compartidos entre el documento y la consulta, lo cual reduce significativamente la complejidad frente a representaciones vectoriales densas. Sin embargo, a medida que el número de documentos o la dimensionalidad del vocabulario crecen, el enfoque puede volverse menos eficiente, porque se deben comparar todos los documentos con la consulta, resultando en un costo de tiempo lineal respecto al tamaño de la colección. <text:span text:style-name="T18">Para mejorar esto, se pueden utilizar mejores técnicas de indexación, al igual que mejores representaciones vectoriales que no dependan de estructuras llaves valor, las cuales ocupan más espacio del necesario debido a las relaciones que establecen. </text:span></text:p>
        </text:list-item>
      </text:list>
      <text:p text:style-name="P5"/>
      <text:p text:style-name="P5">4. RECUPERACIÓN RANQUEADA Y VECTORIZACIÓN DE DOCUMENTOS USANDO GESIM</text:p>
      <text:p text:style-name="P5"/>
      <text:p text:style-name="P10"><text:span text:style-name="T15">Este notebook se centró en la </text:span><text:span text:style-name="Strong_20_Emphasis"><text:span text:style-name="T15">implementación de la recuperación de documentos mediante vectorización y ranking utilizando Gensim</text:span></text:span><text:span text:style-name="T15">. Al igual que en la estrategia TF-IDF manual, se reutilizaron las funciones de preprocesamiento y construcción del índice invertido, asegurando que los documentos y consultas se tokenizaran y normalizaran correctamente.</text:span></text:p>
      <text:p text:style-name="P16"><text:span text:style-name="T5">A diferencia de la implementación manual, Gensim crea automáticamente un </text:span><text:span text:style-name="Strong_20_Emphasis"><text:span text:style-name="T5">diccionario de términos</text:span></text:span><text:span text:style-name="T5"> a partir de la colección de documentos, asignando a cada </text:span><text:span text:style-name="T8">token</text:span><text:span text:style-name="T5"> un identificador único. Posteriormente, se construyen los vectores TF-IDF para los documentos utilizando las estructuras optimizadas de Gensim, </text:span><text:soft-page-break/><text:span text:style-name="T5">que representan los vectores de forma dispersa y eficiente, lo que permite manejar colecciones más grandes sin sobrecargar la memoria.</text:span></text:p>
      <text:p text:style-name="P16"><text:span text:style-name="T5">El cálculo de similitud entre la consulta y los documentos se realiza mediante la clase </text:span><text:span text:style-name="T9">Similarity</text:span><text:span text:style-name="T5"> de Gensim, la cual construye un </text:span><text:span text:style-name="Strong_20_Emphasis"><text:span text:style-name="T5">índice de similitud</text:span></text:span><text:span text:style-name="T5"> que permite recuperar los documentos más relevantes de manera rápida. Este índice aprovecha técnicas de búsqueda optimizada y acceso eficiente a los vectores dispersos, lo que reduce el tiempo de cómputo en comparación con la implementación manual que recorre todos los documentos.</text:span></text:p>
      <text:p text:style-name="P14">Con estas herramientas, se procesaron las consultas de prueba generando sus representaciones vectoriales en el espacio definido por el diccionario de Gensim. Los resultados se ordenaron por similitud de mayor a menor y se almacenaron en el archivo de resultados. Finalmente, utilizando los documentos relevantes clasificados por expertos, se calcularon las métricas de evaluación de cada consulta, incluyendo <text:span text:style-name="T11">MAP</text:span>, para medir el rendimiento general del sistema.</text:p>
      <text:p text:style-name="P5"/>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25T17:21:14.184518045</meta:creation-date>
    <dc:date>2025-08-25T18:20:19.606759845</dc:date>
    <meta:editing-duration>PT12M24S</meta:editing-duration>
    <meta:editing-cycles>3</meta:editing-cycles>
    <meta:generator>LibreOffice/7.3.7.2$Linux_X86_64 LibreOffice_project/30$Build-2</meta:generator>
    <meta:document-statistic meta:table-count="0" meta:image-count="0" meta:object-count="0" meta:page-count="3" meta:paragraph-count="21" meta:word-count="1225" meta:character-count="8259" meta:non-whitespace-character-count="7055"/>
  </office:meta>
</office:document-meta>
</file>